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00" draw:marker-start-width="0.279cm" draw:marker-end-width="0.279cm" draw:fill="solid" draw:fill-color="#3232b2" draw:textarea-horizontal-align="justify" draw:textarea-vertical-align="middle" draw:auto-grow-height="false" fo:min-height="0.794cm" fo:min-width="0.544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106cm" svg:stroke-color="#3232b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draw:stroke-dash="_32__20_Dots_20_1_20_Dash" svg:stroke-width="0.106cm" svg:stroke-color="#3232b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stroke="solid" svg:stroke-width="0.106cm" svg:stroke-color="#3232b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draw:stroke="dash" draw:stroke-dash="Fine_20_Dashed" svg:stroke-width="0.106cm" svg:stroke-color="#3232b2" draw:marker-start-width="0.358cm" draw:marker-end-width="0.3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6" style:family="graphic" style:parent-style-name="objectwithoutfill">
      <style:graphic-properties svg:stroke-width="0.106cm" svg:stroke-color="#3232b2" draw:marker-start="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draw:stroke="solid" draw:stroke-dash="_32__20_Dots_20_1_20_Dash" svg:stroke-width="0.106cm" svg:stroke-color="#3232b2" draw:marker-start="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draw:stroke="solid" draw:stroke-dash="_32__20_Dots_20_1_20_Dash" svg:stroke-width="0.106cm" svg:stroke-color="#3232b2" draw:marker-start-width="0.358cm" draw:marker-end-width="0.3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9" style:family="graphic" style:parent-style-name="objectwithoutfill">
      <style:graphic-properties svg:stroke-width="0.106cm" svg:stroke-color="#3232b2" draw:marker-start-width="0.358cm" draw:marker-end-width="0.3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2.303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2.283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2.275c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2.335cm" fo:padding-top="0.177cm" fo:padding-bottom="0.177cm" fo:padding-left="0.302cm" fo:padding-right="0.302cm"/>
      <style:paragraph-properties style:writing-mode="lr-tb"/>
    </style:style>
    <style:style style:name="gr14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2.256cm" fo:padding-top="0.177cm" fo:padding-bottom="0.177cm" fo:padding-left="0.302cm" fo:padding-right="0.302cm"/>
      <style:paragraph-properties style:writing-mode="lr-tb"/>
    </style:style>
    <style:style style:name="gr15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2.191cm" fo:padding-top="0.177cm" fo:padding-bottom="0.177cm" fo:padding-left="0.302cm" fo:padding-right="0.302cm"/>
      <style:paragraph-properties style:writing-mode="lr-tb"/>
    </style:style>
    <style:style style:name="gr16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2.307cm" fo:padding-top="0.177cm" fo:padding-bottom="0.177cm" fo:padding-left="0.302cm" fo:padding-right="0.302cm"/>
      <style:paragraph-properties style:writing-mode="lr-tb"/>
    </style:style>
    <style:style style:name="gr17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2.302cm" fo:padding-top="0.177cm" fo:padding-bottom="0.177cm" fo:padding-left="0.302cm" fo:padding-right="0.302cm"/>
      <style:paragraph-properties style:writing-mode="lr-tb"/>
    </style:style>
    <style:style style:name="gr18" style:family="graphic" style:parent-style-name="standard">
      <style:graphic-properties draw:stroke="solid" svg:stroke-width="0.106cm" svg:stroke-color="#3232b2" draw:marker-start-width="0.358cm" draw:marker-end-width="0.358cm" draw:fill="none" draw:fill-color="#ffffff" fo:min-height="2.337cm" fo:padding-top="0.177cm" fo:padding-bottom="0.177cm" fo:padding-left="0.302cm" fo:padding-right="0.3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661cm"/>
      <style:paragraph-properties style:writing-mode="lr-tb"/>
    </style:style>
    <style:style style:name="gr20" style:family="graphic" style:parent-style-name="objectwithoutfill">
      <style:graphic-properties svg:stroke-width="0.106cm" svg:stroke-color="#3232b2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svg:stroke-width="0.212cm" svg:stroke-color="#ffff00" draw:marker-start-width="0.517cm" draw:marker-end-width="0.517cm" draw:fill="none" draw:textarea-horizontal-align="justify" draw:textarea-vertical-align="middle" draw:auto-grow-height="false" fo:min-height="1.604cm" fo:min-width="19.642cm" fo:padding-top="0.23cm" fo:padding-bottom="0.23cm" fo:padding-left="0.355cm" fo:padding-right="0.355cm"/>
    </style:style>
    <style:style style:name="P1" style:family="paragraph">
      <style:paragraph-properties fo:text-align="center"/>
      <style:text-properties fo:color="#ffff00"/>
    </style:style>
    <style:style style:name="P2" style:family="paragraph">
      <loext:graphic-properties draw:fill="solid" draw:fill-color="#3232b2"/>
      <style:paragraph-properties fo:text-align="center"/>
      <style:text-properties fo:color="#ffff00" style:font-name="Nimbus Roman No9 L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style:font-name="Nimbus Roman No9 L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Nimbus Roman No9 L" fo:font-size="16pt" fo:font-weight="bold"/>
    </style:style>
    <style:style style:name="P6" style:family="paragraph">
      <style:paragraph-properties fo:line-height="150%"/>
      <style:text-properties fo:font-size="20pt"/>
    </style:style>
    <style:style style:name="P7" style:family="paragraph">
      <loext:graphic-properties draw:fill="none" draw:fill-color="#ffffff"/>
      <style:paragraph-properties fo:line-height="150%"/>
      <style:text-properties style:font-name="Nimbus Roman No9 L" fo:font-size="20pt" fo:font-weight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Nimbus Roman No9 L" fo:font-weight="bold" style:font-weight-asian="bold" style:font-weight-complex="bold"/>
    </style:style>
    <style:style style:name="T2" style:family="text">
      <style:text-properties style:font-name="Nimbus Roman No9 L" fo:font-size="16pt" fo:font-weight="bold"/>
    </style:style>
    <style:style style:name="T3" style:family="text">
      <style:text-properties fo:color="#127622" style:font-name="Nimbus Roman No9 L" fo:font-size="16pt" fo:font-weight="bold"/>
    </style:style>
    <style:style style:name="T4" style:family="text">
      <style:text-properties fo:color="#c9211e" style:font-name="Nimbus Roman No9 L" fo:font-size="16pt" fo:font-weight="bold"/>
    </style:style>
    <style:style style:name="T5" style:family="text">
      <style:text-properties fo:color="#00008b" style:font-name="Nimbus Roman No9 L" fo:font-size="16pt" fo:font-weight="bold"/>
    </style:style>
    <style:style style:name="T6" style:family="text">
      <style:text-properties style:font-name="Nimbus Roman No9 L" fo:font-weight="bold"/>
    </style:style>
    <style:style style:name="T7" style:family="text">
      <style:text-properties fo:color="#127622" style:font-name="Nimbus Roman No9 L" fo:font-weight="bold"/>
    </style:style>
    <style:style style:name="T8" style:family="text">
      <style:text-properties fo:color="#c9211e" style:font-name="Nimbus Roman No9 L" fo:font-weight="bold"/>
    </style:style>
    <style:style style:name="T9" style:family="text">
      <style:text-properties fo:color="#00008b" style:font-name="Nimbus Roman No9 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524cm" svg:height="1.524cm" svg:x="5.794cm" svg:y="3.925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24cm" svg:height="1.524cm" svg:x="3.594cm" svg:y="11.825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24cm" svg:height="1.524cm" svg:x="3.394cm" svg:y="7.225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24cm" svg:height="1.524cm" svg:x="9.746cm" svg:y="15.749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46cm" svg:y1="4.367cm" svg:x2="7.095cm" svg:y2="5.226cm" draw:start-shape="id1" draw:start-glue-point="8" draw:end-shape="id2" draw:end-glue-point="9" svg:d="M10446 4367l-3351 859" svg:viewBox="0 0 3352 860">
          <text:p/>
        </draw:connector>
        <draw:connector draw:style-name="gr3" draw:text-style-name="P3" draw:layer="layout" draw:type="line" svg:x1="10.446cm" svg:y1="4.367cm" svg:x2="10.508cm" svg:y2="15.749cm" draw:start-shape="id1" draw:start-glue-point="8" draw:end-shape="id3" draw:end-glue-point="4" svg:d="M10446 4367l62 11382" svg:viewBox="0 0 63 11383">
          <text:p/>
        </draw:connector>
        <draw:connector draw:style-name="gr2" draw:text-style-name="P3" draw:layer="layout" draw:type="line" svg:x1="10.446cm" svg:y1="4.367cm" svg:x2="4.695cm" svg:y2="8.526cm" draw:start-shape="id1" draw:start-glue-point="8" draw:end-shape="id4" draw:end-glue-point="9" svg:d="M10446 4367l-5751 4159" svg:viewBox="0 0 5752 4160">
          <text:p/>
        </draw:connector>
        <draw:connector draw:style-name="gr4" draw:text-style-name="P3" draw:layer="layout" draw:type="line" svg:x1="10.446cm" svg:y1="4.367cm" svg:x2="5.118cm" svg:y2="12.587cm" draw:start-shape="id1" draw:start-glue-point="8" draw:end-shape="id5" draw:end-glue-point="10" svg:d="M10446 4367l-5328 8220" svg:viewBox="0 0 5329 8221">
          <text:p/>
        </draw:connector>
        <draw:connector draw:style-name="gr3" draw:text-style-name="P3" draw:layer="layout" draw:type="line" svg:x1="7.095cm" svg:y1="5.226cm" svg:x2="4.695cm" svg:y2="8.526cm" draw:start-shape="id2" draw:start-glue-point="9" draw:end-shape="id4" draw:end-glue-point="9" svg:d="M7095 5226l-2400 3300" svg:viewBox="0 0 2401 3301">
          <text:p/>
        </draw:connector>
        <draw:connector draw:style-name="gr5" draw:text-style-name="P3" draw:layer="layout" draw:type="line" svg:x1="7.095cm" svg:y1="5.226cm" svg:x2="13.545cm" svg:y2="15.21cm" draw:start-shape="id2" draw:start-glue-point="9" draw:end-shape="id6" draw:end-glue-point="6" svg:d="M7095 5226l6450 9984" svg:viewBox="0 0 6451 9985">
          <text:p text:style-name="P4"><text:span text:style-name="T1"><text:s text:c="4"/></text:span></text:p>
        </draw:connector>
        <draw:connector draw:style-name="gr2" draw:text-style-name="P3" draw:layer="layout" draw:type="line" svg:x1="7.095cm" svg:y1="5.226cm" svg:x2="16.141cm" svg:y2="8.922cm" draw:start-shape="id2" draw:start-glue-point="9" draw:end-shape="id7" draw:end-glue-point="7" svg:d="M7095 5226l9046 3696" svg:viewBox="0 0 9047 3697">
          <text:p/>
        </draw:connector>
        <draw:connector draw:style-name="gr6" draw:text-style-name="P3" draw:layer="layout" draw:type="line" svg:x1="4.695cm" svg:y1="8.526cm" svg:x2="5.118cm" svg:y2="12.587cm" draw:start-shape="id4" draw:start-glue-point="9" draw:end-shape="id5" draw:end-glue-point="10" svg:d="M4695 8526l423 4061" svg:viewBox="0 0 424 4062">
          <text:p/>
        </draw:connector>
        <draw:connector draw:style-name="gr3" draw:text-style-name="P3" draw:layer="layout" draw:type="line" svg:x1="4.695cm" svg:y1="8.526cm" svg:x2="10.508cm" svg:y2="15.749cm" draw:start-shape="id4" draw:start-glue-point="9" draw:end-shape="id3" draw:end-glue-point="4" svg:d="M4695 8526l5813 7223" svg:viewBox="0 0 5814 7224">
          <text:p/>
        </draw:connector>
        <draw:connector draw:style-name="gr3" draw:text-style-name="P3" draw:layer="layout" draw:type="line" svg:x1="4.695cm" svg:y1="8.526cm" svg:x2="13.545cm" svg:y2="15.21cm" draw:start-shape="id4" draw:start-glue-point="9" draw:end-shape="id6" draw:end-glue-point="6" svg:d="M4695 8526l8850 6684" svg:viewBox="0 0 8851 6685">
          <text:p/>
        </draw:connector>
        <draw:connector draw:style-name="gr3" draw:text-style-name="P3" draw:layer="layout" draw:type="line" svg:x1="4.695cm" svg:y1="8.526cm" svg:x2="16.141cm" svg:y2="8.922cm" draw:start-shape="id4" draw:start-glue-point="9" draw:end-shape="id7" draw:end-glue-point="7" svg:d="M4695 8526l11446 396" svg:viewBox="0 0 11447 397">
          <text:p/>
        </draw:connector>
        <draw:connector draw:style-name="gr7" draw:text-style-name="P3" draw:layer="layout" draw:type="line" svg:x1="5.118cm" svg:y1="12.587cm" svg:x2="10.508cm" svg:y2="15.749cm" draw:start-shape="id5" draw:start-glue-point="10" draw:end-shape="id3" draw:end-glue-point="4" svg:d="M5118 12587l5390 3162" svg:viewBox="0 0 5391 3163">
          <text:p/>
        </draw:connector>
        <draw:connector draw:style-name="gr2" draw:text-style-name="P3" draw:layer="layout" draw:type="line" svg:x1="5.118cm" svg:y1="12.587cm" svg:x2="13.545cm" svg:y2="15.21cm" draw:start-shape="id5" draw:start-glue-point="10" draw:end-shape="id6" draw:end-glue-point="6" svg:d="M5118 12587l8427 2623" svg:viewBox="0 0 8428 2624">
          <text:p/>
        </draw:connector>
        <draw:connector draw:style-name="gr8" draw:text-style-name="P3" draw:layer="layout" draw:type="line" svg:x1="5.118cm" svg:y1="12.587cm" svg:x2="15.607cm" svg:y2="12.468cm" draw:start-shape="id5" draw:start-glue-point="10" draw:end-shape="id8" draw:end-glue-point="6" svg:d="M5118 12587l10489-119" svg:viewBox="0 0 10490 120">
          <text:p text:style-name="P4"><text:span text:style-name="T1"><text:s text:c="13"/></text:span></text:p>
        </draw:connector>
        <draw:connector draw:style-name="gr9" draw:text-style-name="P3" draw:layer="layout" draw:type="line" svg:x1="5.118cm" svg:y1="12.587cm" svg:x2="16.141cm" svg:y2="8.922cm" draw:start-shape="id5" draw:start-glue-point="10" draw:end-shape="id7" draw:end-glue-point="7" svg:d="M5118 12587l11023-3665" svg:viewBox="0 0 11024 3666">
          <text:p text:style-name="P4"><text:span text:style-name="T1"><text:s text:c="24"/></text:span></text:p>
        </draw:connector>
        <draw:connector draw:style-name="gr2" draw:text-style-name="P3" draw:layer="layout" draw:type="line" svg:x1="10.508cm" svg:y1="15.749cm" svg:x2="13.545cm" svg:y2="15.21cm" draw:start-shape="id3" draw:start-glue-point="4" draw:end-shape="id6" draw:end-glue-point="6" svg:d="M10508 15749l3037-539" svg:viewBox="0 0 3038 540">
          <text:p/>
        </draw:connector>
        <draw:connector draw:style-name="gr2" draw:text-style-name="P3" draw:layer="layout" draw:type="line" svg:x1="10.508cm" svg:y1="15.749cm" svg:x2="15.607cm" svg:y2="12.468cm" draw:start-shape="id3" draw:start-glue-point="4" draw:end-shape="id8" draw:end-glue-point="6" svg:d="M10508 15749l5099-3281" svg:viewBox="0 0 5100 3282">
          <text:p/>
        </draw:connector>
        <draw:connector draw:style-name="gr2" draw:text-style-name="P3" draw:layer="layout" draw:type="line" svg:x1="10.508cm" svg:y1="15.749cm" svg:x2="16.141cm" svg:y2="8.922cm" draw:start-shape="id3" draw:start-glue-point="4" draw:end-shape="id7" draw:end-glue-point="7" svg:d="M10508 15749l5633-6827" svg:viewBox="0 0 5634 6828">
          <text:p/>
        </draw:connector>
        <draw:connector draw:style-name="gr2" draw:text-style-name="P3" draw:layer="layout" draw:type="line" svg:x1="13.545cm" svg:y1="15.21cm" svg:x2="15.607cm" svg:y2="12.468cm" draw:start-shape="id6" draw:start-glue-point="6" draw:end-shape="id8" draw:end-glue-point="6" svg:d="M13545 15210l2062-2742" svg:viewBox="0 0 2063 2743">
          <text:p/>
        </draw:connector>
        <draw:connector draw:style-name="gr2" draw:text-style-name="P3" draw:layer="layout" draw:type="line" svg:x1="13.545cm" svg:y1="15.21cm" svg:x2="16.141cm" svg:y2="8.922cm" draw:start-shape="id6" draw:start-glue-point="6" draw:end-shape="id7" draw:end-glue-point="7" svg:d="M13545 15210l2596-6288" svg:viewBox="0 0 2597 6289">
          <text:p/>
        </draw:connector>
        <draw:connector draw:style-name="gr3" draw:text-style-name="P3" draw:layer="layout" draw:type="line" svg:x1="15.607cm" svg:y1="12.468cm" svg:x2="16.141cm" svg:y2="8.922cm" draw:start-shape="id8" draw:start-glue-point="6" draw:end-shape="id7" draw:end-glue-point="7" svg:d="M15607 12468l534-3546" svg:viewBox="0 0 535 3547">
          <text:p/>
        </draw:connector>
        <draw:connector draw:style-name="gr2" draw:text-style-name="P3" draw:layer="layout" draw:type="line" svg:x1="10.446cm" svg:y1="4.367cm" svg:x2="14.042cm" svg:y2="5.723cm" draw:start-shape="id1" draw:start-glue-point="8" draw:end-shape="id9" draw:end-glue-point="7" svg:d="M10446 4367l3596 1356" svg:viewBox="0 0 3597 1357">
          <text:p/>
        </draw:connector>
        <draw:connector draw:style-name="gr3" draw:text-style-name="P3" draw:layer="layout" draw:type="line" svg:x1="7.095cm" svg:y1="5.226cm" svg:x2="14.042cm" svg:y2="5.723cm" draw:start-shape="id2" draw:start-glue-point="9" draw:end-shape="id9" draw:end-glue-point="7" svg:d="M7095 5226l6947 497" svg:viewBox="0 0 6948 498">
          <text:p/>
        </draw:connector>
        <draw:connector draw:style-name="gr2" draw:text-style-name="P3" draw:layer="layout" draw:type="line" svg:x1="4.695cm" svg:y1="8.526cm" svg:x2="14.042cm" svg:y2="5.723cm" draw:start-shape="id4" draw:start-glue-point="9" draw:end-shape="id9" draw:end-glue-point="7" svg:d="M4695 8526l9347-2803" svg:viewBox="0 0 9348 2804">
          <text:p/>
        </draw:connector>
        <draw:connector draw:style-name="gr2" draw:text-style-name="P3" draw:layer="layout" draw:type="line" svg:x1="5.118cm" svg:y1="12.587cm" svg:x2="14.042cm" svg:y2="5.723cm" draw:start-shape="id5" draw:start-glue-point="10" draw:end-shape="id9" draw:end-glue-point="7" svg:d="M5118 12587l8924-6864" svg:viewBox="0 0 8925 6865">
          <text:p/>
        </draw:connector>
        <draw:connector draw:style-name="gr2" draw:text-style-name="P3" draw:layer="layout" draw:type="line" svg:x1="10.508cm" svg:y1="15.749cm" svg:x2="14.042cm" svg:y2="5.723cm" draw:start-shape="id3" draw:start-glue-point="4" draw:end-shape="id9" draw:end-glue-point="7" svg:d="M10508 15749l3534-10026" svg:viewBox="0 0 3535 10027">
          <text:p/>
        </draw:connector>
        <draw:connector draw:style-name="gr3" draw:text-style-name="P3" draw:layer="layout" draw:type="line" svg:x1="16.141cm" svg:y1="8.922cm" svg:x2="14.042cm" svg:y2="5.723cm" draw:start-shape="id7" draw:start-glue-point="7" draw:end-shape="id9" draw:end-glue-point="7" svg:d="M16141 8922l-2099-3199" svg:viewBox="0 0 2100 3200">
          <text:p/>
        </draw:connector>
        <draw:frame draw:style-name="gr10" draw:text-style-name="P5" draw:layer="layout" svg:width="3.175cm" svg:height="2.657cm" svg:x="8.814cm" svg:y="0.107cm">
          <draw:text-box>
            <text:p><text:span text:style-name="T2">0.1141 </text:span></text:p>
            <text:p><text:span text:style-name="T3">(12.3943)</text:span></text:p>
            <text:p><text:span text:style-name="T4">{0.2393}</text:span></text:p>
            <text:p><text:span text:style-name="T5">[13]</text:span></text:p>
          </draw:text-box>
        </draw:frame>
        <draw:frame draw:style-name="gr11" draw:text-style-name="P5" draw:layer="layout" svg:width="2.975cm" svg:height="2.637cm" svg:x="4.067cm" svg:y="1.154cm">
          <draw:text-box>
            <text:p><text:span text:style-name="T2">0.0345 </text:span></text:p>
            <text:p><text:span text:style-name="T3">(15.9000)</text:span></text:p>
            <text:p><text:span text:style-name="T4">{0.1694}</text:span></text:p>
            <text:p><text:span text:style-name="T5">[26]</text:span></text:p>
          </draw:text-box>
        </draw:frame>
        <draw:frame draw:style-name="gr12" draw:text-style-name="P5" draw:layer="layout" svg:width="3.048cm" svg:height="2.629cm" svg:x="0.254cm" svg:y="6.642cm">
          <draw:text-box>
            <text:p><text:span text:style-name="T2">0.0493</text:span></text:p>
            <text:p><text:span text:style-name="T3">(13.4517)</text:span></text:p>
            <text:p><text:span text:style-name="T4">{0.2783}</text:span></text:p>
            <text:p><text:span text:style-name="T5">[19]</text:span></text:p>
          </draw:text-box>
        </draw:frame>
        <draw:frame draw:style-name="gr13" draw:text-style-name="P5" draw:layer="layout" svg:width="3.048cm" svg:height="2.689cm" svg:x="1.835cm" svg:y="13.44cm">
          <draw:text-box>
            <text:p><text:span text:style-name="T2">0.0251</text:span></text:p>
            <text:p><text:span text:style-name="T3">(14.7601)</text:span></text:p>
            <text:p><text:span text:style-name="T4">{0.2466}</text:span></text:p>
            <text:p><text:span text:style-name="T5">[29]</text:span></text:p>
          </draw:text-box>
        </draw:frame>
        <draw:frame draw:style-name="gr14" draw:text-style-name="P5" draw:layer="layout" svg:width="3.172cm" svg:height="2.61cm" svg:x="7.804cm" svg:y="17.402cm">
          <draw:text-box>
            <text:p><text:span text:style-name="T2">0.0320</text:span></text:p>
            <text:p><text:span text:style-name="T3">(9.1273)</text:span></text:p>
            <text:p><text:span text:style-name="T4">{0.2104}</text:span></text:p>
            <text:p><text:span text:style-name="T5">[12]</text:span></text:p>
          </draw:text-box>
        </draw:frame>
        <draw:frame draw:style-name="gr15" draw:text-style-name="P5" draw:layer="layout" svg:width="3.023cm" svg:height="2.607cm" svg:x="12.381cm" svg:y="16.04cm">
          <draw:text-box>
            <text:p><text:span text:style-name="T2">0.0420</text:span></text:p>
            <text:p><text:span text:style-name="T3">(12.0071)</text:span></text:p>
            <text:p><text:span text:style-name="T4">{0.2098}</text:span></text:p>
            <text:p><text:span text:style-name="T5">[15]</text:span></text:p>
          </draw:text-box>
        </draw:frame>
        <draw:frame draw:style-name="gr16" draw:text-style-name="P5" draw:layer="layout" svg:width="3.086cm" svg:height="2.661cm" svg:x="15.907cm" svg:y="13.341cm">
          <draw:text-box>
            <text:p><text:span text:style-name="T2">0.0563</text:span></text:p>
            <text:p><text:span text:style-name="T3">(7.0341)</text:span></text:p>
            <text:p><text:span text:style-name="T4">{0.1441}</text:span></text:p>
            <text:p><text:span text:style-name="T5">[6]</text:span></text:p>
          </draw:text-box>
        </draw:frame>
        <draw:frame draw:style-name="gr17" draw:text-style-name="P5" draw:layer="layout" svg:width="3.048cm" svg:height="2.656cm" svg:x="17.526cm" svg:y="6.985cm">
          <draw:text-box>
            <text:p><text:span text:style-name="T2">0.1000</text:span></text:p>
            <text:p><text:span text:style-name="T3">(11.7081)</text:span></text:p>
            <text:p><text:span text:style-name="T4">{0.2562}</text:span></text:p>
            <text:p><text:span text:style-name="T5">[15]</text:span></text:p>
          </draw:text-box>
        </draw:frame>
        <draw:frame draw:style-name="gr18" draw:text-style-name="P5" draw:layer="layout" svg:width="2.967cm" svg:height="2.691cm" svg:x="14.121cm" svg:y="1.543cm">
          <draw:text-box>
            <text:p><text:span text:style-name="T2">0.1745</text:span></text:p>
            <text:p><text:span text:style-name="T3">(11.6644)</text:span></text:p>
            <text:p><text:span text:style-name="T4">{0.2692}</text:span></text:p>
            <text:p><text:span text:style-name="T5">[18]</text:span></text:p>
          </draw:text-box>
        </draw:frame>
        <draw:frame draw:style-name="gr19" draw:text-style-name="P7" draw:layer="layout" svg:width="8.201cm" svg:height="2.371cm" svg:x="0.435cm" svg:y="20.374cm">
          <draw:text-box>
            <text:p text:style-name="P6"><text:span text:style-name="T6">1: SSF score</text:span></text:p>
            <text:p text:style-name="P6"><text:span text:style-name="T6">2: </text:span><text:span text:style-name="T7">(tf*isf score)</text:span></text:p>
          </draw:text-box>
        </draw:frame>
        <draw:connector draw:style-name="gr20" draw:text-style-name="P8" draw:layer="layout" draw:type="line" svg:x1="13.545cm" svg:y1="15.21cm" svg:x2="9.677cm" svg:y2="9.218cm" draw:start-shape="id6" draw:start-glue-point="6" svg:d="M13545 15210l-3868-5992" svg:viewBox="0 0 3869 5993">
          <text:p/>
        </draw:connector>
        <draw:frame draw:style-name="gr19" draw:text-style-name="P7" draw:layer="layout" svg:width="8.441cm" svg:height="2.371cm" svg:x="12.236cm" svg:y="20.375cm">
          <draw:text-box>
            <text:p text:style-name="P6"><text:span text:style-name="T6">3: </text:span><text:span text:style-name="T8">{sim to all candidates}</text:span></text:p>
            <text:p text:style-name="P6"><text:span text:style-name="T6">4: </text:span><text:span text:style-name="T9">[size]</text:span></text:p>
          </draw:text-box>
        </draw:frame>
        <draw:custom-shape draw:style-name="gr1" draw:text-style-name="P2" xml:id="id6" draw:id="id6" draw:layer="layout" svg:width="1.524cm" svg:height="1.524cm" svg:x="13.545cm" svg:y="14.448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24cm" svg:height="1.524cm" svg:x="9.684cm" svg:y="2.843cm">
          <text:p text:style-name="P1"><text:span text:style-name="T1">S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524cm" svg:height="1.524cm" svg:x="15.607cm" svg:y="11.706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524cm" svg:height="1.524cm" svg:x="15.918cm" svg:y="7.621cm">
          <text:p text:style-name="P1"><text:span text:style-name="T1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524cm" svg:height="1.524cm" svg:x="13.819cm" svg:y="4.422cm">
          <text:p text:style-name="P1"><text:span text:style-name="T1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20.574cm" svg:height="2.286cm" svg:x="0.255cm" svg:y="20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82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delkrime Aries</meta:initial-creator>
    <meta:creation-date>2017-05-07T10:37:25.667135664</meta:creation-date>
    <dc:date>2020-10-26T20:49:06.060707231</dc:date>
    <meta:editing-duration>PT3H10M31S</meta:editing-duration>
    <meta:editing-cycles>61</meta:editing-cycles>
    <meta:generator>LibreOffice/6.3.4.2$Linux_X86_64 LibreOffice_project/60da17e045e08f1793c57c00ba83cdfce946d0aa</meta:generator>
    <meta:document-statistic meta:object-count="49"/>
  </office:meta>
</office:document-meta>
</file>